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DB34C7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font-name="Source Code Pro1" fo:font-size="14pt" style:font-size-asian="14pt" style:font-size-complex="14pt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style:font-name="Source Code Pro1" fo:font-size="14pt" style:font-size-asian="14pt" style:font-size-complex="1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1.27cm" svg:x="0.254cm" svg:y="0.254cm">
          <text:p text:style-name="P1">Teaching Assistant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016cm" svg:height="1.016cm" svg:x="0.508cm" svg:y="0.381cm">
          <draw:image xlink:href="Pictures/100002010000012C0000012CDB34C77D.png" xlink:type="simple" xlink:show="embed" xlink:actuate="onLoad">
            <text:p/>
          </draw:image>
        </draw:frame>
        <draw:custom-shape draw:style-name="gr3" draw:text-style-name="P1" draw:layer="layout" svg:width="9.652cm" svg:height="1.016cm" svg:x="0.254cm" svg:y="3.048cm">
          <text:p text:style-name="P1">Nov 1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1.016cm" svg:x="0.254cm" svg:y="4.064cm">
          <text:p text:style-name="P1">10:00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1.016cm" svg:x="5.08cm" svg:y="4.064cm">
          <text:p text:style-name="P1">4:47p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1.016cm" svg:x="0.254cm" svg:y="5.08cm">
          <text:p text:style-name="P1">7:30p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1.016cm" svg:x="5.08cm" svg:y="5.08cm">
          <text:p text:style-name="P1">8:00p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652cm" svg:height="1.397cm" svg:x="0.254cm" svg:y="16.383cm">
          <text:p text:style-name="P1">[Ajax auto-loads more days]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1.016cm" svg:x="0.254cm" svg:y="1.778cm">
          <text:p text:style-name="P2">Week of Nov 18-25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016cm" svg:x="7.366cm" svg:y="3.048cm">
          <text:p text:style-name="P1"><text:span text:style-name="T1">00h 00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016cm" svg:x="7.366cm" svg:y="3.048cm">
          <text:p text:style-name="P1"><text:span text:style-name="T1">00h 00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016cm" svg:x="7.366cm" svg:y="1.778cm">
          <text:p text:style-name="P1"><text:span text:style-name="T1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52cm" svg:height="1.016cm" svg:x="0.254cm" svg:y="7.366cm">
          <text:p text:style-name="P1">Nov 1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1.016cm" svg:x="0.254cm" svg:y="8.382cm">
          <text:p text:style-name="P1">10:00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1.016cm" svg:x="5.08cm" svg:y="8.382cm">
          <text:p text:style-name="P1">4:47p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1.016cm" svg:x="0.254cm" svg:y="9.398cm">
          <text:p text:style-name="P1">7:30p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1.016cm" svg:x="5.08cm" svg:y="9.398cm">
          <text:p text:style-name="P1">8:00p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016cm" svg:x="7.366cm" svg:y="7.366cm">
          <text:p text:style-name="P1"><text:span text:style-name="T1">00h 00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016cm" svg:x="7.366cm" svg:y="7.366cm">
          <text:p text:style-name="P1"><text:span text:style-name="T1">00h 00m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52cm" svg:height="1.016cm" svg:x="0.254cm" svg:y="6.096cm">
          <text:p text:style-name="P4"><text:span text:style-name="T2"> 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52cm" svg:height="1.016cm" svg:x="0.254cm" svg:y="11.684cm">
          <text:p text:style-name="P1">Nov 16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016cm" svg:x="7.366cm" svg:y="11.684cm">
          <text:p text:style-name="P1"><text:span text:style-name="T1">00h 00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016cm" svg:x="7.366cm" svg:y="11.684cm">
          <text:p text:style-name="P1"><text:span text:style-name="T1">00h 00m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52cm" svg:height="1.016cm" svg:x="0.254cm" svg:y="12.7cm">
          <text:p text:style-name="P4"><text:span text:style-name="T2"> 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52cm" svg:height="1.016cm" svg:x="0.254cm" svg:y="6.096cm">
          <text:p text:style-name="P4"><text:span text:style-name="T2"> 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52cm" svg:height="1.016cm" svg:x="0.254cm" svg:y="12.7cm">
          <text:p text:style-name="P4"><text:span text:style-name="T2"> 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52cm" svg:height="1.016cm" svg:x="0.254cm" svg:y="10.414cm">
          <text:p text:style-name="P4"><text:span text:style-name="T2"> 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52cm" svg:height="1.016cm" svg:x="0.254cm" svg:y="13.97cm">
          <text:p text:style-name="P1">Nov 15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016cm" svg:x="7.366cm" svg:y="13.97cm">
          <text:p text:style-name="P1"><text:span text:style-name="T1">00h 00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016cm" svg:x="7.366cm" svg:y="13.97cm">
          <text:p text:style-name="P1"><text:span text:style-name="T1">00h 00m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52cm" svg:height="1.016cm" svg:x="0.254cm" svg:y="14.986cm">
          <text:p text:style-name="P4"><text:span text:style-name="T2"> 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52cm" svg:height="1.016cm" svg:x="0.254cm" svg:y="14.986cm">
          <text:p text:style-name="P4"><text:span text:style-name="T2"> 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61cm" svg:height="1.016cm" svg:x="8.618cm" svg:y="0.381cm">
          <text:p text:style-name="P1">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6:33:35.604425090</meta:creation-date>
    <dc:date>2014-11-17T18:07:53.239490013</dc:date>
    <meta:editing-duration>PT11M32S</meta:editing-duration>
    <meta:editing-cycles>6</meta:editing-cycles>
    <meta:generator>LibreOffice/4.2.7.2$Linux_X86_64 LibreOffice_project/420$Build-2</meta:generator>
    <meta:document-statistic meta:object-count="33"/>
  </office:meta>
</office:document-meta>
</file>